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002" officeooo:paragraph-rsid="001710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40x480_9.5._time</text:p>
      <text:p text:style-name="P1"/>
      <text:p text:style-name="P1"/>
      <text:p text:style-name="P1"/>
      <text:p text:style-name="P1">Pre : 20.0210 20.02 (ms)</text:p>
      <text:p text:style-name="P1">SHT : 0.7820</text:p>
      <text:p text:style-name="P1">FLC : 0.0020</text:p>
      <text:p text:style-name="P1">PHT : 26.4570</text:p>
      <text:p text:style-name="P1">rect : 0.8780</text:p>
      <text:p text:style-name="P1">CF : 4.5230</text:p>
      <text:p text:style-name="P1">time : 52.7560</text:p>
      <text:p text:style-name="P1">Pre : 19.7820 19.78 (ms)</text:p>
      <text:p text:style-name="P1">SHT : 0.7030</text:p>
      <text:p text:style-name="P1">FLC : 0.0020</text:p>
      <text:p text:style-name="P1">PHT : 26.7510</text:p>
      <text:p text:style-name="P1">rect : 0.8800</text:p>
      <text:p text:style-name="P1">CF : 4.5150</text:p>
      <text:p text:style-name="P1">time : 52.7310</text:p>
      <text:p text:style-name="P1">Pre : 20.4380 20.44 (ms)</text:p>
      <text:p text:style-name="P1">SHT : 0.7560</text:p>
      <text:p text:style-name="P1">FLC : 0.0020</text:p>
      <text:p text:style-name="P1">PHT : 25.8760</text:p>
      <text:p text:style-name="P1">rect : 0.8280</text:p>
      <text:p text:style-name="P1">CF : 4.6220</text:p>
      <text:p text:style-name="P1">time : 52.6150</text:p>
      <text:p text:style-name="P1">Pre : 20.3620 20.36 (ms)</text:p>
      <text:p text:style-name="P1">SHT : 0.9780</text:p>
      <text:p text:style-name="P1">FLC : 0.0030</text:p>
      <text:p text:style-name="P1">PHT : 27.2570</text:p>
      <text:p text:style-name="P1">rect : 0.7550</text:p>
      <text:p text:style-name="P1">CF : 4.4750</text:p>
      <text:p text:style-name="P1">time : 53.9270</text:p>
      <text:p text:style-name="P1">Pre : 20.1670 20.17 (ms)</text:p>
      <text:p text:style-name="P1">SHT : 0.8160</text:p>
      <text:p text:style-name="P1">FLC : 0.0020</text:p>
      <text:p text:style-name="P1">PHT : 25.7740</text:p>
      <text:p text:style-name="P1">rect : 0.8060</text:p>
      <text:p text:style-name="P1">CF : 4.5430</text:p>
      <text:p text:style-name="P1">time : 52.2010</text:p>
      <text:p text:style-name="P1">Pre : 20.1730 20.17 (ms)</text:p>
      <text:p text:style-name="P1">SHT : 0.7110</text:p>
      <text:p text:style-name="P1">FLC : 0.0020</text:p>
      <text:p text:style-name="P1">PHT : 27.5930</text:p>
      <text:p text:style-name="P1">rect : 0.7230</text:p>
      <text:p text:style-name="P1">CF : 3.7810</text:p>
      <text:p text:style-name="P1">time : 53.0770</text:p>
      <text:p text:style-name="P1">Pre : 20.2130 20.21 (ms)</text:p>
      <text:p text:style-name="P1">SHT : 1.3660</text:p>
      <text:p text:style-name="P1">FLC : 0.0030</text:p>
      <text:p text:style-name="P1">PHT : 36.2220</text:p>
      <text:p text:style-name="P1">rect : 0.8310</text:p>
      <text:p text:style-name="P1">CF : 4.5790</text:p>
      <text:p text:style-name="P1"><text:soft-page-break/>time : 63.3080</text:p>
      <text:p text:style-name="P1">Pre : 19.3320 19.33 (ms)</text:p>
      <text:p text:style-name="P1">SHT : 1.1170</text:p>
      <text:p text:style-name="P1">FLC : 0.0020</text:p>
      <text:p text:style-name="P1">PHT : 25.5040</text:p>
      <text:p text:style-name="P1">rect : 0.8110</text:p>
      <text:p text:style-name="P1">CF : 4.5020</text:p>
      <text:p text:style-name="P1">time : 51.3620</text:p>
      <text:p text:style-name="P1">Pre : 19.2560 19.26 (ms)</text:p>
      <text:p text:style-name="P1">SHT : 0.6920</text:p>
      <text:p text:style-name="P1">FLC : 0.0020</text:p>
      <text:p text:style-name="P1">PHT : 28.3250</text:p>
      <text:p text:style-name="P1">rect : 0.9130</text:p>
      <text:p text:style-name="P1">CF : 4.5220</text:p>
      <text:p text:style-name="P1">time : 53.8050</text:p>
      <text:p text:style-name="P1">Pre : 19.0880 19.09 (ms)</text:p>
      <text:p text:style-name="P1">SHT : 0.7060</text:p>
      <text:p text:style-name="P1">FLC : 0.0020</text:p>
      <text:p text:style-name="P1">PHT : 24.6490</text:p>
      <text:p text:style-name="P1">rect : 0.7680</text:p>
      <text:p text:style-name="P1">CF : 4.4730</text:p>
      <text:p text:style-name="P1">time : 49.7800</text:p>
      <text:p text:style-name="P1">Pre : 19.2080 19.21 (ms)</text:p>
      <text:p text:style-name="P1">SHT : 0.7530</text:p>
      <text:p text:style-name="P1">FLC : 0.0020</text:p>
      <text:p text:style-name="P1">PHT : 24.3000</text:p>
      <text:p text:style-name="P1">rect : 0.7620</text:p>
      <text:p text:style-name="P1">CF : 4.4750</text:p>
      <text:p text:style-name="P1">time : 49.5950</text:p>
      <text:p text:style-name="P1">Pre : 19.7310 19.73 (ms)</text:p>
      <text:p text:style-name="P1">SHT : 0.8930</text:p>
      <text:p text:style-name="P1">FLC : 0.0030</text:p>
      <text:p text:style-name="P1">PHT : 26.6000</text:p>
      <text:p text:style-name="P1">rect : 0.8840</text:p>
      <text:p text:style-name="P1">CF : 4.5020</text:p>
      <text:p text:style-name="P1">time : 52.7100</text:p>
      <text:p text:style-name="P1">Pre : 19.9780 19.98 (ms)</text:p>
      <text:p text:style-name="P1">SHT : 0.8720</text:p>
      <text:p text:style-name="P1">FLC : 0.0010</text:p>
      <text:p text:style-name="P1">PHT : 26.3680</text:p>
      <text:p text:style-name="P1">rect : 0.8260</text:p>
      <text:p text:style-name="P1">CF : 4.4730</text:p>
      <text:p text:style-name="P1">time : 52.6130</text:p>
      <text:p text:style-name="P1">Pre : 20.5100 20.51 (ms)</text:p>
      <text:p text:style-name="P1">SHT : 0.9100</text:p>
      <text:p text:style-name="P1">FLC : 0.0030</text:p>
      <text:p text:style-name="P1">PHT : 26.5550</text:p>
      <text:p text:style-name="P1">rect : 0.8300</text:p>
      <text:p text:style-name="P1">CF : 4.4910</text:p>
      <text:p text:style-name="P1">time : 53.3900</text:p>
      <text:p text:style-name="P1">Pre : 20.0820 20.08 (ms)</text:p>
      <text:p text:style-name="P1">SHT : 0.9240</text:p>
      <text:p text:style-name="P1"><text:soft-page-break/>FLC : 0.0030</text:p>
      <text:p text:style-name="P1">PHT : 25.5620</text:p>
      <text:p text:style-name="P1">rect : 0.7910</text:p>
      <text:p text:style-name="P1">CF : 4.4670</text:p>
      <text:p text:style-name="P1">time : 51.9220</text:p>
      <text:p text:style-name="P1">Pre : 19.9740 19.97 (ms)</text:p>
      <text:p text:style-name="P1">SHT : 0.8580</text:p>
      <text:p text:style-name="P1">FLC : 0.0030</text:p>
      <text:p text:style-name="P1">PHT : 26.0930</text:p>
      <text:p text:style-name="P1">rect : 0.8140</text:p>
      <text:p text:style-name="P1">CF : 4.4850</text:p>
      <text:p text:style-name="P1">time : 52.3220</text:p>
      <text:p text:style-name="P1">Pre : 19.9230 19.92 (ms)</text:p>
      <text:p text:style-name="P1">SHT : 0.8590</text:p>
      <text:p text:style-name="P1">FLC : 0.0020</text:p>
      <text:p text:style-name="P1">PHT : 27.6860</text:p>
      <text:p text:style-name="P1">rect : 0.8990</text:p>
      <text:p text:style-name="P1">CF : 4.4850</text:p>
      <text:p text:style-name="P1">time : 53.9510</text:p>
      <text:p text:style-name="P1">Pre : 20.1120 20.11 (ms)</text:p>
      <text:p text:style-name="P1">SHT : 1.4580</text:p>
      <text:p text:style-name="P1">FLC : 0.0030</text:p>
      <text:p text:style-name="P1">PHT : 34.4680</text:p>
      <text:p text:style-name="P1">rect : 0.8590</text:p>
      <text:p text:style-name="P1">CF : 4.5260</text:p>
      <text:p text:style-name="P1">time : 61.5220</text:p>
      <text:p text:style-name="P1">Pre : 21.7680 21.77 (ms)</text:p>
      <text:p text:style-name="P1">SHT : 1.0580</text:p>
      <text:p text:style-name="P1">FLC : 0.0030</text:p>
      <text:p text:style-name="P1">PHT : 32.9200</text:p>
      <text:p text:style-name="P1">rect : 0.9130</text:p>
      <text:p text:style-name="P1">CF : 4.4990</text:p>
      <text:p text:style-name="P1">time : 61.2510</text:p>
      <text:p text:style-name="P1">Pre : 24.2950 24.30 (ms)</text:p>
      <text:p text:style-name="P1">SHT : 0.9630</text:p>
      <text:p text:style-name="P1">FLC : 0.0030</text:p>
      <text:p text:style-name="P1">PHT : 30.0880</text:p>
      <text:p text:style-name="P1">rect : 0.6300</text:p>
      <text:p text:style-name="P1">CF : 3.9850</text:p>
      <text:p text:style-name="P1">time : 60.0600</text:p>
      <text:p text:style-name="P1">Pre : 20.9950 21.00 (ms)</text:p>
      <text:p text:style-name="P1">SHT : 0.8350</text:p>
      <text:p text:style-name="P1">FLC : 0.0010</text:p>
      <text:p text:style-name="P1">PHT : 27.1420</text:p>
      <text:p text:style-name="P1">rect : 0.6030</text:p>
      <text:p text:style-name="P1">CF : 4.6520</text:p>
      <text:p text:style-name="P1">time : 54.3250</text:p>
      <text:p text:style-name="P1">Pre : 20.8260 20.83 (ms)</text:p>
      <text:p text:style-name="P1">SHT : 0.7720</text:p>
      <text:p text:style-name="P1">FLC : 0.0020</text:p>
      <text:p text:style-name="P1">PHT : 28.2190</text:p>
      <text:p text:style-name="P1">rect : 0.8680</text:p>
      <text:p text:style-name="P1"><text:soft-page-break/>CF : 4.7680</text:p>
      <text:p text:style-name="P1">time : 55.5520</text:p>
      <text:p text:style-name="P1">Pre : 20.7080 20.71 (ms)</text:p>
      <text:p text:style-name="P1">SHT : 0.7770</text:p>
      <text:p text:style-name="P1">FLC : 0.0020</text:p>
      <text:p text:style-name="P1">PHT : 26.3040</text:p>
      <text:p text:style-name="P1">rect : 0.6190</text:p>
      <text:p text:style-name="P1">CF : 3.9550</text:p>
      <text:p text:style-name="P1">time : 52.4610</text:p>
      <text:p text:style-name="P1">Pre : 20.7470 20.75 (ms)</text:p>
      <text:p text:style-name="P1">SHT : 0.7290</text:p>
      <text:p text:style-name="P1">FLC : 0.0030</text:p>
      <text:p text:style-name="P1">PHT : 27.3790</text:p>
      <text:p text:style-name="P1">rect : 0.8800</text:p>
      <text:p text:style-name="P1">CF : 4.7760</text:p>
      <text:p text:style-name="P1">time : 54.6020</text:p>
      <text:p text:style-name="P1">Pre : 20.1190 20.12 (ms)</text:p>
      <text:p text:style-name="P1">SHT : 0.7390</text:p>
      <text:p text:style-name="P1">FLC : 0.0030</text:p>
      <text:p text:style-name="P1">PHT : 26.1320</text:p>
      <text:p text:style-name="P1">rect : 0.7820</text:p>
      <text:p text:style-name="P1">CF : 4.6590</text:p>
      <text:p text:style-name="P1">time : 52.5340</text:p>
      <text:p text:style-name="P1">Pre : 20.4020 20.40 (ms)</text:p>
      <text:p text:style-name="P1">SHT : 0.7610</text:p>
      <text:p text:style-name="P1">FLC : 0.0020</text:p>
      <text:p text:style-name="P1">PHT : 27.7660</text:p>
      <text:p text:style-name="P1">rect : 0.8920</text:p>
      <text:p text:style-name="P1">CF : 4.6910</text:p>
      <text:p text:style-name="P1">time : 54.6100</text:p>
      <text:p text:style-name="P1">Pre : 20.2390 20.24 (ms)</text:p>
      <text:p text:style-name="P1">SHT : 0.7690</text:p>
      <text:p text:style-name="P1">FLC : 0.0020</text:p>
      <text:p text:style-name="P1">PHT : 28.5210</text:p>
      <text:p text:style-name="P1">rect : 0.9040</text:p>
      <text:p text:style-name="P1">CF : 4.6610</text:p>
      <text:p text:style-name="P1">time : 55.1960</text:p>
      <text:p text:style-name="P1">Pre : 20.5840 20.58 (ms)</text:p>
      <text:p text:style-name="P1">SHT : 0.7720</text:p>
      <text:p text:style-name="P1">FLC : 0.0030</text:p>
      <text:p text:style-name="P1">PHT : 26.6300</text:p>
      <text:p text:style-name="P1">rect : 0.8330</text:p>
      <text:p text:style-name="P1">CF : 4.6060</text:p>
      <text:p text:style-name="P1">time : 53.5280</text:p>
      <text:p text:style-name="P1">Pre : 20.2180 20.22 (ms)</text:p>
      <text:p text:style-name="P1">SHT : 0.7350</text:p>
      <text:p text:style-name="P1">FLC : 0.0020</text:p>
      <text:p text:style-name="P1">PHT : 27.4350</text:p>
      <text:p text:style-name="P1">rect : 0.8590</text:p>
      <text:p text:style-name="P1">CF : 4.6960</text:p>
      <text:p text:style-name="P1">time : 54.0490</text:p>
      <text:p text:style-name="P1">Pre : 20.5240 20.52 (ms)</text:p>
      <text:p text:style-name="P1"><text:soft-page-break/>SHT : 0.7380</text:p>
      <text:p text:style-name="P1">FLC : 0.0020</text:p>
      <text:p text:style-name="P1">PHT : 27.0540</text:p>
      <text:p text:style-name="P1">rect : 0.8420</text:p>
      <text:p text:style-name="P1">CF : 4.7040</text:p>
      <text:p text:style-name="P1">time : 53.9670</text:p>
      <text:p text:style-name="P1">Pre : 20.6840 20.68 (ms)</text:p>
      <text:p text:style-name="P1">SHT : 1.4460</text:p>
      <text:p text:style-name="P1">FLC : 0.0040</text:p>
      <text:p text:style-name="P1">PHT : 36.3090</text:p>
      <text:p text:style-name="P1">rect : 0.6090</text:p>
      <text:p text:style-name="P1">CF : 3.8960</text:p>
      <text:p text:style-name="P1">time : 63.0360</text:p>
      <text:p text:style-name="P1">Pre : 19.7800 19.78 (ms)</text:p>
      <text:p text:style-name="P1">SHT : 0.8420</text:p>
      <text:p text:style-name="P1">FLC : 0.0020</text:p>
      <text:p text:style-name="P1">PHT : 25.0800</text:p>
      <text:p text:style-name="P1">rect : 0.7900</text:p>
      <text:p text:style-name="P1">CF : 4.4540</text:p>
      <text:p text:style-name="P1">time : 51.0400</text:p>
      <text:p text:style-name="P1">Pre : 19.4950 19.49 (ms)</text:p>
      <text:p text:style-name="P1">SHT : 0.6960</text:p>
      <text:p text:style-name="P1">FLC : 0.0010</text:p>
      <text:p text:style-name="P1">PHT : 27.1870</text:p>
      <text:p text:style-name="P1">rect : 0.9020</text:p>
      <text:p text:style-name="P1">CF : 4.5740</text:p>
      <text:p text:style-name="P1">time : 52.9470</text:p>
      <text:p text:style-name="P1">Pre : 19.3740 19.37 (ms)</text:p>
      <text:p text:style-name="P1">SHT : 0.7250</text:p>
      <text:p text:style-name="P1">FLC : 0.0010</text:p>
      <text:p text:style-name="P1">PHT : 24.9190</text:p>
      <text:p text:style-name="P1">rect : 0.7680</text:p>
      <text:p text:style-name="P1">CF : 4.4450</text:p>
      <text:p text:style-name="P1">time : 50.3240</text:p>
      <text:p text:style-name="P1">Pre : 19.5110 19.51 (ms)</text:p>
      <text:p text:style-name="P1">SHT : 0.7050</text:p>
      <text:p text:style-name="P1">FLC : 0.0020</text:p>
      <text:p text:style-name="P1">PHT : 25.6460</text:p>
      <text:p text:style-name="P1">rect : 0.7900</text:p>
      <text:p text:style-name="P1">CF : 4.5760</text:p>
      <text:p text:style-name="P1">time : 51.3220</text:p>
      <text:p text:style-name="P1">Pre : 19.1980 19.20 (ms)</text:p>
      <text:p text:style-name="P1">SHT : 0.7250</text:p>
      <text:p text:style-name="P1">FLC : 0.0020</text:p>
      <text:p text:style-name="P1">PHT : 25.6930</text:p>
      <text:p text:style-name="P1">rect : 0.6170</text:p>
      <text:p text:style-name="P1">CF : 3.8080</text:p>
      <text:p text:style-name="P1">time : 50.1350</text:p>
      <text:p text:style-name="P1">Pre : 19.3600 19.36 (ms)</text:p>
      <text:p text:style-name="P1">SHT : 0.6930</text:p>
      <text:p text:style-name="P1">FLC : 0.0020</text:p>
      <text:p text:style-name="P1">PHT : 27.4920</text:p>
      <text:p text:style-name="P1"><text:soft-page-break/>rect : 0.8880</text:p>
      <text:p text:style-name="P1">CF : 4.4700</text:p>
      <text:p text:style-name="P1">time : 52.9940</text:p>
      <text:p text:style-name="P1">Pre : 19.1120 19.11 (ms)</text:p>
      <text:p text:style-name="P1">SHT : 0.6970</text:p>
      <text:p text:style-name="P1">FLC : 0.0030</text:p>
      <text:p text:style-name="P1">PHT : 25.5130</text:p>
      <text:p text:style-name="P1">rect : 0.8250</text:p>
      <text:p text:style-name="P1">CF : 4.4660</text:p>
      <text:p text:style-name="P1">time : 50.7100</text:p>
      <text:p text:style-name="P1">Pre : 19.6630 19.66 (ms)</text:p>
      <text:p text:style-name="P1">SHT : 0.7480</text:p>
      <text:p text:style-name="P1">FLC : 0.0020</text:p>
      <text:p text:style-name="P1">PHT : 23.9170</text:p>
      <text:p text:style-name="P1">rect : 0.5450</text:p>
      <text:p text:style-name="P1">CF : 3.7410</text:p>
      <text:p text:style-name="P1">time : 48.7100</text:p>
      <text:p text:style-name="P1">Pre : 19.1730 19.17 (ms)</text:p>
      <text:p text:style-name="P1">SHT : 0.9240</text:p>
      <text:p text:style-name="P1">FLC : 0.0040</text:p>
      <text:p text:style-name="P1">PHT : 25.9640</text:p>
      <text:p text:style-name="P1">rect : 0.8440</text:p>
      <text:p text:style-name="P1">CF : 4.5690</text:p>
      <text:p text:style-name="P1">time : 51.5720</text:p>
      <text:p text:style-name="P1">Pre : 24.6870 24.69 (ms)</text:p>
      <text:p text:style-name="P1">SHT : 0.8330</text:p>
      <text:p text:style-name="P1">FLC : 0.0020</text:p>
      <text:p text:style-name="P1">PHT : 27.0180</text:p>
      <text:p text:style-name="P1">rect : 0.7650</text:p>
      <text:p text:style-name="P1">CF : 4.4630</text:p>
      <text:p text:style-name="P1">time : 57.8680</text:p>
      <text:p text:style-name="P1">Pre : 20.1770 20.18 (ms)</text:p>
      <text:p text:style-name="P1">SHT : 0.9200</text:p>
      <text:p text:style-name="P1">FLC : 0.0020</text:p>
      <text:p text:style-name="P1">PHT : 26.8570</text:p>
      <text:p text:style-name="P1">rect : 0.8580</text:p>
      <text:p text:style-name="P1">CF : 4.5810</text:p>
      <text:p text:style-name="P1">time : 53.4860</text:p>
      <text:p text:style-name="P1">Pre : 20.3260 20.33 (ms)</text:p>
      <text:p text:style-name="P1">SHT : 0.7510</text:p>
      <text:p text:style-name="P1">FLC : 0.0020</text:p>
      <text:p text:style-name="P1">PHT : 26.5700</text:p>
      <text:p text:style-name="P1">rect : 0.8240</text:p>
      <text:p text:style-name="P1">CF : 4.5430</text:p>
      <text:p text:style-name="P1">time : 53.1050</text:p>
      <text:p text:style-name="P1">Pre : 20.4410 20.44 (ms)</text:p>
      <text:p text:style-name="P1">SHT : 0.7850</text:p>
      <text:p text:style-name="P1">FLC : 0.0020</text:p>
      <text:p text:style-name="P1">PHT : 27.2570</text:p>
      <text:p text:style-name="P1">rect : 0.9140</text:p>
      <text:p text:style-name="P1">CF : 4.4650</text:p>
      <text:p text:style-name="P1">time : 53.9540</text:p>
      <text:p text:style-name="P1"><text:soft-page-break/>Pre : 20.7610 20.76 (ms)</text:p>
      <text:p text:style-name="P1">SHT : 0.6930</text:p>
      <text:p text:style-name="P1">FLC : 0.0020</text:p>
      <text:p text:style-name="P1">PHT : 25.0710</text:p>
      <text:p text:style-name="P1">rect : 0.7650</text:p>
      <text:p text:style-name="P1">CF : 4.4780</text:p>
      <text:p text:style-name="P1">time : 51.8590</text:p>
      <text:p text:style-name="P1">Pre : 19.8490 19.85 (ms)</text:p>
      <text:p text:style-name="P1">SHT : 0.7380</text:p>
      <text:p text:style-name="P1">FLC : 0.0020</text:p>
      <text:p text:style-name="P1">PHT : 27.2210</text:p>
      <text:p text:style-name="P1">rect : 0.8810</text:p>
      <text:p text:style-name="P1">CF : 4.4850</text:p>
      <text:p text:style-name="P1">time : 53.2660</text:p>
      <text:p text:style-name="P1">Pre : 19.7880 19.79 (ms)</text:p>
      <text:p text:style-name="P1">SHT : 0.8010</text:p>
      <text:p text:style-name="P1">FLC : 0.0030</text:p>
      <text:p text:style-name="P1">PHT : 26.3020</text:p>
      <text:p text:style-name="P1">rect : 0.8450</text:p>
      <text:p text:style-name="P1">CF : 4.5010</text:p>
      <text:p text:style-name="P1">time : 52.3310</text:p>
      <text:p text:style-name="P1">Pre : 20.2250 20.23 (ms)</text:p>
      <text:p text:style-name="P1">SHT : 0.7610</text:p>
      <text:p text:style-name="P1">FLC : 0.0020</text:p>
      <text:p text:style-name="P1">PHT : 27.3330</text:p>
      <text:p text:style-name="P1">rect : 0.8980</text:p>
      <text:p text:style-name="P1">CF : 4.5770</text:p>
      <text:p text:style-name="P1">time : 53.8900</text:p>
      <text:p text:style-name="P1">Pre : 20.1860 20.19 (ms)</text:p>
      <text:p text:style-name="P1">SHT : 1.6100</text:p>
      <text:p text:style-name="P1">FLC : 0.0060</text:p>
      <text:p text:style-name="P1">PHT : 35.7500</text:p>
      <text:p text:style-name="P1">rect : 0.6530</text:p>
      <text:p text:style-name="P1">CF : 4.0320</text:p>
      <text:p text:style-name="P1">time : 62.3360</text:p>
      <text:p text:style-name="P1">Pre : 20.6580 20.66 (ms)</text:p>
      <text:p text:style-name="P1">SHT : 0.7420</text:p>
      <text:p text:style-name="P1">FLC : 0.0020</text:p>
      <text:p text:style-name="P1">PHT : 28.0980</text:p>
      <text:p text:style-name="P1">rect : 0.8760</text:p>
      <text:p text:style-name="P1">CF : 4.7390</text:p>
      <text:p text:style-name="P1">time : 55.2170</text:p>
      <text:p text:style-name="P1">Pre : 20.5010 20.50 (ms)</text:p>
      <text:p text:style-name="P1">SHT : 0.7340</text:p>
      <text:p text:style-name="P1">FLC : 0.0020</text:p>
      <text:p text:style-name="P1">PHT : 25.6030</text:p>
      <text:p text:style-name="P1">rect : 0.7860</text:p>
      <text:p text:style-name="P1">CF : 4.7030</text:p>
      <text:p text:style-name="P1">time : 52.4290</text:p>
      <text:p text:style-name="P1">Pre : 24.7300 24.73 (ms)</text:p>
      <text:p text:style-name="P1">SHT : 1.1460</text:p>
      <text:p text:style-name="P1">FLC : 0.0040</text:p>
      <text:p text:style-name="P1"><text:soft-page-break/>PHT : 29.6660</text:p>
      <text:p text:style-name="P1">rect : 0.5870</text:p>
      <text:p text:style-name="P1">CF : 3.7220</text:p>
      <text:p text:style-name="P1">time : 59.9460</text:p>
      <text:p text:style-name="P1">Pre : 19.2250 19.22 (ms)</text:p>
      <text:p text:style-name="P1">SHT : 1.3840</text:p>
      <text:p text:style-name="P1">FLC : 0.0030</text:p>
      <text:p text:style-name="P1">PHT : 34.2730</text:p>
      <text:p text:style-name="P1">rect : 0.8060</text:p>
      <text:p text:style-name="P1">CF : 4.5400</text:p>
      <text:p text:style-name="P1">time : 60.3480</text:p>
      <text:p text:style-name="P1">Pre : 20.2360 20.24 (ms)</text:p>
      <text:p text:style-name="P1">SHT : 1.3740</text:p>
      <text:p text:style-name="P1">FLC : 0.0030</text:p>
      <text:p text:style-name="P1">PHT : 36.1300</text:p>
      <text:p text:style-name="P1">rect : 0.8530</text:p>
      <text:p text:style-name="P1">CF : 4.5710</text:p>
      <text:p text:style-name="P1">time : 63.2780</text:p>
      <text:p text:style-name="P1">Pre : 20.4210 20.42 (ms)</text:p>
      <text:p text:style-name="P1">SHT : 0.7240</text:p>
      <text:p text:style-name="P1">FLC : 0.0020</text:p>
      <text:p text:style-name="P1">PHT : 25.3440</text:p>
      <text:p text:style-name="P1">rect : 0.5660</text:p>
      <text:p text:style-name="P1">CF : 3.7680</text:p>
      <text:p text:style-name="P1">time : 50.9460</text:p>
      <text:p text:style-name="P1">Pre : 21.4460 21.45 (ms)</text:p>
      <text:p text:style-name="P1">SHT : 0.9050</text:p>
      <text:p text:style-name="P1">FLC : 0.0020</text:p>
      <text:p text:style-name="P1">PHT : 27.2840</text:p>
      <text:p text:style-name="P1">rect : 0.7680</text:p>
      <text:p text:style-name="P1">CF : 4.3960</text:p>
      <text:p text:style-name="P1">time : 54.8910</text:p>
      <text:p text:style-name="P1">Pre : 20.4250 20.42 (ms)</text:p>
      <text:p text:style-name="P1">SHT : 0.7870</text:p>
      <text:p text:style-name="P1">FLC : 0.0030</text:p>
      <text:p text:style-name="P1">PHT : 25.5720</text:p>
      <text:p text:style-name="P1">rect : 0.8200</text:p>
      <text:p text:style-name="P1">CF : 4.6380</text:p>
      <text:p text:style-name="P1">time : 52.3440</text:p>
      <text:p text:style-name="P1">Pre : 20.4080 20.41 (ms)</text:p>
      <text:p text:style-name="P1">SHT : 0.6830</text:p>
      <text:p text:style-name="P1">FLC : 0.0020</text:p>
      <text:p text:style-name="P1">PHT : 25.2560</text:p>
      <text:p text:style-name="P1">rect : 0.8000</text:p>
      <text:p text:style-name="P1">CF : 4.6210</text:p>
      <text:p text:style-name="P1">time : 51.8630</text:p>
      <text:p text:style-name="P1">Pre : 20.4590 20.46 (ms)</text:p>
      <text:p text:style-name="P1">SHT : 0.7070</text:p>
      <text:p text:style-name="P1">FLC : 0.0020</text:p>
      <text:p text:style-name="P1">PHT : 24.4610</text:p>
      <text:p text:style-name="P1">rect : 0.7250</text:p>
      <text:p text:style-name="P1">CF : 4.4410</text:p>
      <text:p text:style-name="P1"><text:soft-page-break/>time : 50.8830</text:p>
      <text:p text:style-name="P1">Pre : 19.9530 19.95 (ms)</text:p>
      <text:p text:style-name="P1">SHT : 0.7940</text:p>
      <text:p text:style-name="P1">FLC : 0.0020</text:p>
      <text:p text:style-name="P1">PHT : 27.2290</text:p>
      <text:p text:style-name="P1">rect : 0.8980</text:p>
      <text:p text:style-name="P1">CF : 4.5130</text:p>
      <text:p text:style-name="P1">time : 53.4810</text:p>
      <text:p text:style-name="P1">Pre : 20.0930 20.09 (ms)</text:p>
      <text:p text:style-name="P1">SHT : 0.7030</text:p>
      <text:p text:style-name="P1">FLC : 0.0020</text:p>
      <text:p text:style-name="P1">PHT : 25.2010</text:p>
      <text:p text:style-name="P1">rect : 0.5890</text:p>
      <text:p text:style-name="P1">CF : 3.7900</text:p>
      <text:p text:style-name="P1">time : 50.4680</text:p>
      <text:p text:style-name="P1">Pre : 20.4240 20.42 (ms)</text:p>
      <text:p text:style-name="P1">SHT : 0.7450</text:p>
      <text:p text:style-name="P1">FLC : 0.0060</text:p>
      <text:p text:style-name="P1">PHT : 26.5710</text:p>
      <text:p text:style-name="P1">rect : 0.8450</text:p>
      <text:p text:style-name="P1">CF : 4.6110</text:p>
      <text:p text:style-name="P1">time : 53.3060</text:p>
      <text:p text:style-name="P1">Pre : 20.4300 20.43 (ms)</text:p>
      <text:p text:style-name="P1">SHT : 0.7150</text:p>
      <text:p text:style-name="P1">FLC : 0.0030</text:p>
      <text:p text:style-name="P1">PHT : 26.0430</text:p>
      <text:p text:style-name="P1">rect : 0.3410</text:p>
      <text:p text:style-name="P1">CF : 3.6110</text:p>
      <text:p text:style-name="P1">time : 51.2340</text:p>
      <text:p text:style-name="P1">Pre : 20.4740 20.47 (ms)</text:p>
      <text:p text:style-name="P1">SHT : 0.7020</text:p>
      <text:p text:style-name="P1">FLC : 0.0010</text:p>
      <text:p text:style-name="P1">PHT : 24.9790</text:p>
      <text:p text:style-name="P1">rect : 0.5810</text:p>
      <text:p text:style-name="P1">CF : 3.7920</text:p>
      <text:p text:style-name="P1">time : 50.6400</text:p>
      <text:p text:style-name="P1">Pre : 20.5620 20.56 (ms)</text:p>
      <text:p text:style-name="P1">SHT : 0.7330</text:p>
      <text:p text:style-name="P1">FLC : 0.0030</text:p>
      <text:p text:style-name="P1">PHT : 27.4280</text:p>
      <text:p text:style-name="P1">rect : 0.8820</text:p>
      <text:p text:style-name="P1">CF : 4.5040</text:p>
      <text:p text:style-name="P1">time : 54.2030</text:p>
      <text:p text:style-name="P1">Pre : 20.3560 20.36 (ms)</text:p>
      <text:p text:style-name="P1">SHT : 0.6950</text:p>
      <text:p text:style-name="P1">FLC : 0.0010</text:p>
      <text:p text:style-name="P1">PHT : 25.2570</text:p>
      <text:p text:style-name="P1">rect : 0.7720</text:p>
      <text:p text:style-name="P1">CF : 4.4270</text:p>
      <text:p text:style-name="P1">time : 51.6030</text:p>
      <text:p text:style-name="P1">Pre : 19.9080 19.91 (ms)</text:p>
      <text:p text:style-name="P1">SHT : 0.7390</text:p>
      <text:p text:style-name="P1"><text:soft-page-break/>FLC : 0.0010</text:p>
      <text:p text:style-name="P1">PHT : 26.7270</text:p>
      <text:p text:style-name="P1">rect : 0.8760</text:p>
      <text:p text:style-name="P1">CF : 4.5450</text:p>
      <text:p text:style-name="P1">time : 52.8980</text:p>
      <text:p text:style-name="P1">Pre : 20.4170 20.42 (ms)</text:p>
      <text:p text:style-name="P1">SHT : 0.7010</text:p>
      <text:p text:style-name="P1">FLC : 0.0010</text:p>
      <text:p text:style-name="P1">PHT : 27.7680</text:p>
      <text:p text:style-name="P1">rect : 0.8980</text:p>
      <text:p text:style-name="P1">CF : 4.5420</text:p>
      <text:p text:style-name="P1">time : 54.4210</text:p>
      <text:p text:style-name="P1">Pre : 20.1090 20.11 (ms)</text:p>
      <text:p text:style-name="P1">SHT : 0.7070</text:p>
      <text:p text:style-name="P1">FLC : 0.0020</text:p>
      <text:p text:style-name="P1">PHT : 26.3730</text:p>
      <text:p text:style-name="P1">rect : 0.8290</text:p>
      <text:p text:style-name="P1">CF : 4.5110</text:p>
      <text:p text:style-name="P1">time : 52.6230</text:p>
      <text:p text:style-name="P1">Pre : 20.6910 20.69 (ms)</text:p>
      <text:p text:style-name="P1">SHT : 0.7220</text:p>
      <text:p text:style-name="P1">FLC : 0.0020</text:p>
      <text:p text:style-name="P1">PHT : 24.9690</text:p>
      <text:p text:style-name="P1">rect : 0.7880</text:p>
      <text:p text:style-name="P1">CF : 4.4380</text:p>
      <text:p text:style-name="P1">time : 51.7030</text:p>
      <text:p text:style-name="P1">Pre : 20.6040 20.60 (ms)</text:p>
      <text:p text:style-name="P1">SHT : 0.9820</text:p>
      <text:p text:style-name="P1">FLC : 0.0040</text:p>
      <text:p text:style-name="P1">PHT : 33.6970</text:p>
      <text:p text:style-name="P1">rect : 0.8760</text:p>
      <text:p text:style-name="P1">CF : 4.6430</text:p>
      <text:p text:style-name="P1">time : 60.8990</text:p>
      <text:p text:style-name="P1">Pre : 24.2270 24.23 (ms)</text:p>
      <text:p text:style-name="P1">SHT : 1.0250</text:p>
      <text:p text:style-name="P1">FLC : 0.0030</text:p>
      <text:p text:style-name="P1">PHT : 30.9070</text:p>
      <text:p text:style-name="P1">rect : 0.8480</text:p>
      <text:p text:style-name="P1">CF : 4.5560</text:p>
      <text:p text:style-name="P1">time : 61.6600</text:p>
      <text:p text:style-name="P1">Pre : 19.6390 19.64 (ms)</text:p>
      <text:p text:style-name="P1">SHT : 0.8140</text:p>
      <text:p text:style-name="P1">FLC : 0.0020</text:p>
      <text:p text:style-name="P1">PHT : 26.8060</text:p>
      <text:p text:style-name="P1">rect : 0.8590</text:p>
      <text:p text:style-name="P1">CF : 4.5100</text:p>
      <text:p text:style-name="P1">time : 52.7610</text:p>
      <text:p text:style-name="P1">Pre : 19.3300 19.33 (ms)</text:p>
      <text:p text:style-name="P1">SHT : 0.7950</text:p>
      <text:p text:style-name="P1">FLC : 0.0020</text:p>
      <text:p text:style-name="P1">PHT : 25.7660</text:p>
      <text:p text:style-name="P1">rect : 0.8210</text:p>
      <text:p text:style-name="P1"><text:soft-page-break/>CF : 4.5130</text:p>
      <text:p text:style-name="P1">time : 51.3530</text:p>
      <text:p text:style-name="P1">Pre : 19.2310 19.23 (ms)</text:p>
      <text:p text:style-name="P1">SHT : 0.8250</text:p>
      <text:p text:style-name="P1">FLC : 0.0020</text:p>
      <text:p text:style-name="P1">PHT : 27.3720</text:p>
      <text:p text:style-name="P1">rect : 0.7000</text:p>
      <text:p text:style-name="P1">CF : 3.7860</text:p>
      <text:p text:style-name="P1">time : 52.0650</text:p>
      <text:p text:style-name="P1">Pre : 19.4730 19.47 (ms)</text:p>
      <text:p text:style-name="P1">SHT : 1.4050</text:p>
      <text:p text:style-name="P1">FLC : 0.0050</text:p>
      <text:p text:style-name="P1">PHT : 36.5110</text:p>
      <text:p text:style-name="P1">rect : 0.8470</text:p>
      <text:p text:style-name="P1">CF : 4.5220</text:p>
      <text:p text:style-name="P1">time : 62.8840</text:p>
      <text:p text:style-name="P1">Pre : 20.6850 20.68 (ms)</text:p>
      <text:p text:style-name="P1">SHT : 0.8460</text:p>
      <text:p text:style-name="P1">FLC : 0.0020</text:p>
      <text:p text:style-name="P1">PHT : 27.1060</text:p>
      <text:p text:style-name="P1">rect : 0.8630</text:p>
      <text:p text:style-name="P1">CF : 4.5270</text:p>
      <text:p text:style-name="P1">time : 54.1370</text:p>
      <text:p text:style-name="P1">Pre : 20.8920 20.89 (ms)</text:p>
      <text:p text:style-name="P1">SHT : 0.8320</text:p>
      <text:p text:style-name="P1">FLC : 0.0020</text:p>
      <text:p text:style-name="P1">PHT : 25.6580</text:p>
      <text:p text:style-name="P1">rect : 0.8110</text:p>
      <text:p text:style-name="P1">CF : 4.4280</text:p>
      <text:p text:style-name="P1">time : 52.7150</text:p>
      <text:p text:style-name="P1">Pre : 20.5270 20.53 (ms)</text:p>
      <text:p text:style-name="P1">SHT : 0.8030</text:p>
      <text:p text:style-name="P1">FLC : 0.0020</text:p>
      <text:p text:style-name="P1">PHT : 27.5790</text:p>
      <text:p text:style-name="P1">rect : 0.8880</text:p>
      <text:p text:style-name="P1">CF : 4.4870</text:p>
      <text:p text:style-name="P1">time : 54.3760</text:p>
      <text:p text:style-name="P1">Pre : 19.9640 19.96 (ms)</text:p>
      <text:p text:style-name="P1">SHT : 0.9620</text:p>
      <text:p text:style-name="P1">FLC : 0.0030</text:p>
      <text:p text:style-name="P1">PHT : 29.1540</text:p>
      <text:p text:style-name="P1">rect : 0.5960</text:p>
      <text:p text:style-name="P1">CF : 3.9250</text:p>
      <text:p text:style-name="P1">time : 54.6990</text:p>
      <text:p text:style-name="P1">Pre : 20.1940 20.19 (ms)</text:p>
      <text:p text:style-name="P1">SHT : 0.7500</text:p>
      <text:p text:style-name="P1">FLC : 0.0020</text:p>
      <text:p text:style-name="P1">PHT : 26.1250</text:p>
      <text:p text:style-name="P1">rect : 0.8000</text:p>
      <text:p text:style-name="P1">CF : 4.5160</text:p>
      <text:p text:style-name="P1">time : 52.4770</text:p>
      <text:p text:style-name="P1">Pre : 20.0440 20.04 (ms)</text:p>
      <text:p text:style-name="P1"><text:soft-page-break/>SHT : 0.8150</text:p>
      <text:p text:style-name="P1">FLC : 0.0020</text:p>
      <text:p text:style-name="P1">PHT : 27.6990</text:p>
      <text:p text:style-name="P1">rect : 0.8690</text:p>
      <text:p text:style-name="P1">CF : 4.5260</text:p>
      <text:p text:style-name="P1">time : 54.0460</text:p>
      <text:p text:style-name="P1">Pre : 19.8230 19.82 (ms)</text:p>
      <text:p text:style-name="P1">SHT : 0.7390</text:p>
      <text:p text:style-name="P1">FLC : 0.0020</text:p>
      <text:p text:style-name="P1">PHT : 25.3470</text:p>
      <text:p text:style-name="P1">rect : 0.7690</text:p>
      <text:p text:style-name="P1">CF : 4.4050</text:p>
      <text:p text:style-name="P1">time : 51.1740</text:p>
      <text:p text:style-name="P1">Pre : 19.9230 19.92 (ms)</text:p>
      <text:p text:style-name="P1">SHT : 0.7120</text:p>
      <text:p text:style-name="P1">FLC : 0.0030</text:p>
      <text:p text:style-name="P1">PHT : 25.9560</text:p>
      <text:p text:style-name="P1">rect : 0.5800</text:p>
      <text:p text:style-name="P1">CF : 3.7610</text:p>
      <text:p text:style-name="P1">time : 51.0240</text:p>
      <text:p text:style-name="P1">Pre : 20.2610 20.26 (ms)</text:p>
      <text:p text:style-name="P1">SHT : 0.6880</text:p>
      <text:p text:style-name="P1">FLC : 0.0020</text:p>
      <text:p text:style-name="P1">PHT : 26.6000</text:p>
      <text:p text:style-name="P1">rect : 0.8400</text:p>
      <text:p text:style-name="P1">CF : 4.5740</text:p>
      <text:p text:style-name="P1">time : 53.0530</text:p>
      <text:p text:style-name="P1">Pre : 19.9190 19.92 (ms)</text:p>
      <text:p text:style-name="P1">SHT : 0.7340</text:p>
      <text:p text:style-name="P1">FLC : 0.0030</text:p>
      <text:p text:style-name="P1">PHT : 27.2160</text:p>
      <text:p text:style-name="P1">rect : 0.8460</text:p>
      <text:p text:style-name="P1">CF : 4.4890</text:p>
      <text:p text:style-name="P1">time : 53.2960</text:p>
      <text:p text:style-name="P1">Pre : 19.8270 19.83 (ms)</text:p>
      <text:p text:style-name="P1">SHT : 0.8130</text:p>
      <text:p text:style-name="P1">FLC : 0.0020</text:p>
      <text:p text:style-name="P1">PHT : 27.3170</text:p>
      <text:p text:style-name="P1">rect : 0.8640</text:p>
      <text:p text:style-name="P1">CF : 4.5470</text:p>
      <text:p text:style-name="P1">time : 53.4580</text:p>
      <text:p text:style-name="P1">Pre : 24.3780 24.38 (ms)</text:p>
      <text:p text:style-name="P1">SHT : 1.2530</text:p>
      <text:p text:style-name="P1">FLC : 0.0030</text:p>
      <text:p text:style-name="P1">PHT : 31.1550</text:p>
      <text:p text:style-name="P1">rect : 0.8810</text:p>
      <text:p text:style-name="P1">CF : 4.6700</text:p>
      <text:p text:style-name="P1">time : 62.4420</text:p>
      <text:p text:style-name="P1">Pre : 20.2570 20.26 (ms)</text:p>
      <text:p text:style-name="P1">SHT : 1.4530</text:p>
      <text:p text:style-name="P1">FLC : 0.0030</text:p>
      <text:p text:style-name="P1">PHT : 35.2950</text:p>
      <text:p text:style-name="P1"><text:soft-page-break/>rect : 0.8620</text:p>
      <text:p text:style-name="P1">CF : 4.6340</text:p>
      <text:p text:style-name="P1">time : 62.5960</text:p>
      <text:p text:style-name="P1">Pre : 20.0960 20.10 (ms)</text:p>
      <text:p text:style-name="P1">SHT : 1.4520</text:p>
      <text:p text:style-name="P1">FLC : 0.0030</text:p>
      <text:p text:style-name="P1">PHT : 35.2790</text:p>
      <text:p text:style-name="P1">rect : 0.6900</text:p>
      <text:p text:style-name="P1">CF : 4.0000</text:p>
      <text:p text:style-name="P1">time : 61.6160</text:p>
      <text:p text:style-name="P1">Pre : 22.5690 22.57 (ms)</text:p>
      <text:p text:style-name="P1">SHT : 1.2190</text:p>
      <text:p text:style-name="P1">FLC : 0.0020</text:p>
      <text:p text:style-name="P1">PHT : 30.8430</text:p>
      <text:p text:style-name="P1">rect : 0.8790</text:p>
      <text:p text:style-name="P1">CF : 4.5660</text:p>
      <text:p text:style-name="P1">time : 60.1730</text:p>
      <text:p text:style-name="P1">Pre : 22.7060 22.71 (ms)</text:p>
      <text:p text:style-name="P1">SHT : 1.2070</text:p>
      <text:p text:style-name="P1">FLC : 0.0030</text:p>
      <text:p text:style-name="P1">PHT : 30.5950</text:p>
      <text:p text:style-name="P1">rect : 0.8770</text:p>
      <text:p text:style-name="P1">CF : 4.5980</text:p>
      <text:p text:style-name="P1">time : 60.0750</text:p>
      <text:p text:style-name="P1">Pre : 19.1670 19.17 (ms)</text:p>
      <text:p text:style-name="P1">SHT : 0.7340</text:p>
      <text:p text:style-name="P1">FLC : 0.0020</text:p>
      <text:p text:style-name="P1">PHT : 25.5120</text:p>
      <text:p text:style-name="P1">rect : 0.7960</text:p>
      <text:p text:style-name="P1">CF : 4.4860</text:p>
      <text:p text:style-name="P1">time : 50.7900</text:p>
      <text:p text:style-name="P1">Pre : 19.3730 19.37 (ms)</text:p>
      <text:p text:style-name="P1">SHT : 0.6910</text:p>
      <text:p text:style-name="P1">FLC : 0.0020</text:p>
      <text:p text:style-name="P1">PHT : 24.7980</text:p>
      <text:p text:style-name="P1">rect : 0.7860</text:p>
      <text:p text:style-name="P1">CF : 4.3930</text:p>
      <text:p text:style-name="P1">time : 50.1350</text:p>
      <text:p text:style-name="P1">Pre : 18.9910 18.99 (ms)</text:p>
      <text:p text:style-name="P1">SHT : 0.7170</text:p>
      <text:p text:style-name="P1">FLC : 0.0020</text:p>
      <text:p text:style-name="P1">PHT : 27.5390</text:p>
      <text:p text:style-name="P1">rect : 0.8780</text:p>
      <text:p text:style-name="P1">CF : 4.5450</text:p>
      <text:p text:style-name="P1">time : 52.7640</text:p>
      <text:p text:style-name="P1">Pre : 19.3490 19.35 (ms)</text:p>
      <text:p text:style-name="P1">SHT : 0.7130</text:p>
      <text:p text:style-name="P1">FLC : 0.0020</text:p>
      <text:p text:style-name="P1">PHT : 26.8780</text:p>
      <text:p text:style-name="P1">rect : 0.8680</text:p>
      <text:p text:style-name="P1">CF : 4.5060</text:p>
      <text:p text:style-name="P1">time : 52.4100</text:p>
      <text:p text:style-name="P1"><text:soft-page-break/>Pre : 18.9720 18.97 (ms)</text:p>
      <text:p text:style-name="P1">SHT : 0.7080</text:p>
      <text:p text:style-name="P1">FLC : 0.0020</text:p>
      <text:p text:style-name="P1">PHT : 25.6540</text:p>
      <text:p text:style-name="P1">rect : 0.6120</text:p>
      <text:p text:style-name="P1">CF : 3.7710</text:p>
      <text:p text:style-name="P1">time : 49.8140</text:p>
      <text:p text:style-name="P1">Pre : 19.3740 19.37 (ms)</text:p>
      <text:p text:style-name="P1">SHT : 0.7890</text:p>
      <text:p text:style-name="P1">FLC : 0.0020</text:p>
      <text:p text:style-name="P1">PHT : 26.7090</text:p>
      <text:p text:style-name="P1">rect : 0.6660</text:p>
      <text:p text:style-name="P1">CF : 3.8890</text:p>
      <text:p text:style-name="P1">time : 51.5210</text:p>
      <text:p text:style-name="P1">Pre : 20.6710 20.67 (ms)</text:p>
      <text:p text:style-name="P1">SHT : 0.9450</text:p>
      <text:p text:style-name="P1">FLC : 0.0020</text:p>
      <text:p text:style-name="P1">PHT : 29.1450</text:p>
      <text:p text:style-name="P1">rect : 0.9000</text:p>
      <text:p text:style-name="P1">CF : 4.5510</text:p>
      <text:p text:style-name="P1">time : 56.3060</text:p>
      <text:p text:style-name="P1">Pre : 20.0460 20.05 (ms)</text:p>
      <text:p text:style-name="P1">SHT : 1.3180</text:p>
      <text:p text:style-name="P1">FLC : 0.0030</text:p>
      <text:p text:style-name="P1">PHT : 32.2250</text:p>
      <text:p text:style-name="P1">rect : 0.8620</text:p>
      <text:p text:style-name="P1">CF : 4.5820</text:p>
      <text:p text:style-name="P1">time : 59.1670</text:p>
      <text:p text:style-name="P1">Pre : 20.3060 20.31 (ms)</text:p>
      <text:p text:style-name="P1">SHT : 1.3450</text:p>
      <text:p text:style-name="P1">FLC : 0.0030</text:p>
      <text:p text:style-name="P1">PHT : 35.5580</text:p>
      <text:p text:style-name="P1">rect : 0.8370</text:p>
      <text:p text:style-name="P1">CF : 4.5300</text:p>
      <text:p text:style-name="P1">time : 62.6800</text:p>
      <text:p text:style-name="P1">Pre : 23.8080 23.81 (ms)</text:p>
      <text:p text:style-name="P1">SHT : 1.1450</text:p>
      <text:p text:style-name="P1">FLC : 0.0030</text:p>
      <text:p text:style-name="P1">PHT : 30.9500</text:p>
      <text:p text:style-name="P1">rect : 0.8290</text:p>
      <text:p text:style-name="P1">CF : 4.5150</text:p>
      <text:p text:style-name="P1">time : 61.3640</text:p>
      <text:p text:style-name="P1">Pre : 24.4750 24.48 (ms)</text:p>
      <text:p text:style-name="P1">SHT : 0.9280</text:p>
      <text:p text:style-name="P1">FLC : 0.0020</text:p>
      <text:p text:style-name="P1">PHT : 27.3410</text:p>
      <text:p text:style-name="P1">rect : 0.7640</text:p>
      <text:p text:style-name="P1">CF : 4.4280</text:p>
      <text:p text:style-name="P1">time : 58.0490</text:p>
      <text:p text:style-name="P1">Pre : 19.7760 19.78 (ms)</text:p>
      <text:p text:style-name="P1">SHT : 0.6990</text:p>
      <text:p text:style-name="P1">FLC : 0.0020</text:p>
      <text:p text:style-name="P1"><text:soft-page-break/>PHT : 25.9120</text:p>
      <text:p text:style-name="P1">rect : 0.8230</text:p>
      <text:p text:style-name="P1">CF : 4.4870</text:p>
      <text:p text:style-name="P1">time : 51.8050</text:p>
      <text:p text:style-name="P1">Pre : 20.3650 20.37 (ms)</text:p>
      <text:p text:style-name="P1">SHT : 1.0420</text:p>
      <text:p text:style-name="P1">FLC : 0.0020</text:p>
      <text:p text:style-name="P1">PHT : 26.9950</text:p>
      <text:p text:style-name="P1">rect : 0.8510</text:p>
      <text:p text:style-name="P1">CF : 4.7600</text:p>
      <text:p text:style-name="P1">time : 54.1250</text:p>
      <text:p text:style-name="P1">Pre : 24.5450 24.55 (ms)</text:p>
      <text:p text:style-name="P1">SHT : 1.3820</text:p>
      <text:p text:style-name="P1">FLC : 0.0030</text:p>
      <text:p text:style-name="P1">PHT : 34.7670</text:p>
      <text:p text:style-name="P1">rect : 0.9020</text:p>
      <text:p text:style-name="P1">CF : 4.5300</text:p>
      <text:p text:style-name="P1">time : 66.2180</text:p>
      <text:p text:style-name="P1">Pre : 20.1390 20.14 (ms)</text:p>
      <text:p text:style-name="P1">SHT : 0.9830</text:p>
      <text:p text:style-name="P1">FLC : 0.0020</text:p>
      <text:p text:style-name="P1">PHT : 26.1500</text:p>
      <text:p text:style-name="P1">rect : 0.8630</text:p>
      <text:p text:style-name="P1">CF : 4.5780</text:p>
      <text:p text:style-name="P1">time : 52.8070</text:p>
      <text:p text:style-name="P1">Pre : 20.4670 20.47 (ms)</text:p>
      <text:p text:style-name="P1">SHT : 0.6910</text:p>
      <text:p text:style-name="P1">FLC : 0.0010</text:p>
      <text:p text:style-name="P1">PHT : 26.8760</text:p>
      <text:p text:style-name="P1">rect : 0.6970</text:p>
      <text:p text:style-name="P1">CF : 3.8110</text:p>
      <text:p text:style-name="P1">time : 52.6360</text:p>
      <text:p text:style-name="P1">Pre : 20.0990 20.10 (ms)</text:p>
      <text:p text:style-name="P1">SHT : 0.8120</text:p>
      <text:p text:style-name="P1">FLC : 0.0030</text:p>
      <text:p text:style-name="P1">PHT : 25.4080</text:p>
      <text:p text:style-name="P1">rect : 0.7990</text:p>
      <text:p text:style-name="P1">CF : 4.5630</text:p>
      <text:p text:style-name="P1">time : 51.7780</text:p>
      <text:p text:style-name="P1">Pre : 20.5200 20.52 (ms)</text:p>
      <text:p text:style-name="P1">SHT : 0.7620</text:p>
      <text:p text:style-name="P1">FLC : 0.0020</text:p>
      <text:p text:style-name="P1">PHT : 25.8770</text:p>
      <text:p text:style-name="P1">rect : 0.7540</text:p>
      <text:p text:style-name="P1">CF : 4.4020</text:p>
      <text:p text:style-name="P1">time : 52.4120</text:p>
      <text:p text:style-name="P1">Pre : 19.9860 19.99 (ms)</text:p>
      <text:p text:style-name="P1">SHT : 0.6980</text:p>
      <text:p text:style-name="P1">FLC : 0.0030</text:p>
      <text:p text:style-name="P1">PHT : 26.2140</text:p>
      <text:p text:style-name="P1">rect : 0.8410</text:p>
      <text:p text:style-name="P1">CF : 4.4620</text:p>
      <text:p text:style-name="P1"><text:soft-page-break/>time : 52.2960</text:p>
      <text:p text:style-name="P1">Pre : 20.1530 20.15 (ms)</text:p>
      <text:p text:style-name="P1">SHT : 0.7150</text:p>
      <text:p text:style-name="P1">FLC : 0.0010</text:p>
      <text:p text:style-name="P1">PHT : 25.6400</text:p>
      <text:p text:style-name="P1">rect : 0.5180</text:p>
      <text:p text:style-name="P1">CF : 4.4340</text:p>
      <text:p text:style-name="P1">time : 51.5520</text:p>
      <text:p text:style-name="P1">Pre : 20.0000 20.00 (ms)</text:p>
      <text:p text:style-name="P1">SHT : 0.8030</text:p>
      <text:p text:style-name="P1">FLC : 0.0020</text:p>
      <text:p text:style-name="P1">PHT : 27.6330</text:p>
      <text:p text:style-name="P1">rect : 0.8860</text:p>
      <text:p text:style-name="P1">CF : 4.5220</text:p>
      <text:p text:style-name="P1">time : 53.9360</text:p>
      <text:p text:style-name="P1">Pre : 20.3860 20.39 (ms)</text:p>
      <text:p text:style-name="P1">SHT : 0.7100</text:p>
      <text:p text:style-name="P1">FLC : 0.0020</text:p>
      <text:p text:style-name="P1">PHT : 27.2850</text:p>
      <text:p text:style-name="P1">rect : 0.8830</text:p>
      <text:p text:style-name="P1">CF : 4.5830</text:p>
      <text:p text:style-name="P1">time : 53.9390</text:p>
      <text:p text:style-name="P1">Pre : 20.0490 20.05 (ms)</text:p>
      <text:p text:style-name="P1">SHT : 0.7430</text:p>
      <text:p text:style-name="P1">FLC : 0.0020</text:p>
      <text:p text:style-name="P1">PHT : 27.0080</text:p>
      <text:p text:style-name="P1">rect : 0.8770</text:p>
      <text:p text:style-name="P1">CF : 4.5570</text:p>
      <text:p text:style-name="P1">time : 53.3290</text:p>
      <text:p text:style-name="P1">Pre : 19.8960 19.90 (ms)</text:p>
      <text:p text:style-name="P1">SHT : 0.7070</text:p>
      <text:p text:style-name="P1">FLC : 0.0020</text:p>
      <text:p text:style-name="P1">PHT : 25.9190</text:p>
      <text:p text:style-name="P1">rect : 0.8270</text:p>
      <text:p text:style-name="P1">CF : 4.5490</text:p>
      <text:p text:style-name="P1">time : 51.9910</text:p>
      <text:p text:style-name="P1">Pre : 21.2560 21.26 (ms)</text:p>
      <text:p text:style-name="P1">SHT : 0.9300</text:p>
      <text:p text:style-name="P1">FLC : 0.0030</text:p>
      <text:p text:style-name="P1">PHT : 25.5790</text:p>
      <text:p text:style-name="P1">rect : 0.5720</text:p>
      <text:p text:style-name="P1">CF : 3.7530</text:p>
      <text:p text:style-name="P1">time : 52.2150</text:p>
      <text:p text:style-name="P1">Pre : 20.1630 20.16 (ms)</text:p>
      <text:p text:style-name="P1">SHT : 0.9100</text:p>
      <text:p text:style-name="P1">FLC : 0.0040</text:p>
      <text:p text:style-name="P1">PHT : 26.6420</text:p>
      <text:p text:style-name="P1">rect : 0.7780</text:p>
      <text:p text:style-name="P1">CF : 4.5640</text:p>
      <text:p text:style-name="P1">time : 53.18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1:16:53.722520007</meta:creation-date>
    <dc:date>2017-11-01T11:17:29.603183843</dc:date>
    <meta:editing-duration>PT36S</meta:editing-duration>
    <meta:editing-cycles>1</meta:editing-cycles>
    <meta:document-statistic meta:table-count="0" meta:image-count="0" meta:object-count="0" meta:page-count="16" meta:paragraph-count="827" meta:word-count="2715" meta:character-count="11699" meta:non-whitespace-character-count="9811"/>
    <meta:generator>LibreOffice/5.1.6.2$Linux_X86_64 LibreOffice_project/10m0$Build-2</meta:generator>
  </office:meta>
</office:document-meta>
</file>